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4.7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row table:style-name="ro1">
          <table:table-cell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pa-per</text:p>
          </table:table-cell>
          <table:table-cell office:value-type="string">
            <text:p>a flat piece of wood that you write on</text:p>
          </table:table-cell>
          <table:table-cell table:style-name="ce1" office:value-type="string">
            <text:p>This toy plane is made of paper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boat</text:p>
          </table:table-cell>
          <table:table-cell office:value-type="string">
            <text:p>a vehicle that can float on water</text:p>
          </table:table-cell>
          <table:table-cell table:style-name="ce1" office:value-type="string">
            <text:p>We leave our boat by the shore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lane</text:p>
          </table:table-cell>
          <table:table-cell office:value-type="string">
            <text:p>a vehicle that can fly with wings</text:p>
          </table:table-cell>
          <table:table-cell table:style-name="ce1" office:value-type="string">
            <text:p>Planes land at the airport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ent</text:p>
          </table:table-cell>
          <table:table-cell office:value-type="string">
            <text:p>a house you can take camping</text:p>
          </table:table-cell>
          <table:table-cell table:style-name="ce1" office:value-type="string">
            <text:p>They are living in large tent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make</text:p>
          </table:table-cell>
          <table:table-cell office:value-type="string">
            <text:p>to build</text:p>
          </table:table-cell>
          <table:table-cell table:style-name="ce1" office:value-type="string">
            <text:p>My mom is making a dress for m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you can eat off of</text:p>
          </table:table-cell>
          <table:table-cell table:style-name="ce1" office:value-type="string">
            <text:p>Put the plates on the tabl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save</text:p>
          </table:table-cell>
          <table:table-cell office:value-type="string">
            <text:p>to keep for later</text:p>
          </table:table-cell>
          <table:table-cell table:style-name="ce1" office:value-type="string">
            <text:p>I am saving money to buy toys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hold many people</text:p>
          </table:table-cell>
          <table:table-cell table:style-name="ce1" office:value-type="string">
            <text:p>He works as a bus driver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tail</text:p>
          </table:table-cell>
          <table:table-cell office:value-type="string">
            <text:p>the long part on the back of an animal</text:p>
          </table:table-cell>
          <table:table-cell table:style-name="ce1" office:value-type="string">
            <text:p>The dog is wagging its tail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cane</text:p>
          </table:table-cell>
          <table:table-cell office:value-type="string">
            <text:p>a stick that you use to walk</text:p>
          </table:table-cell>
          <table:table-cell table:style-name="ce1" office:value-type="string">
            <text:p>The old man walks with a cane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rake</text:p>
          </table:table-cell>
          <table:table-cell office:value-type="string">
            <text:p>a tool that you can use to move leaves</text:p>
          </table:table-cell>
          <table:table-cell table:style-name="ce1" office:value-type="string">
            <text:p>I use a rake to pull weed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gate</text:p>
          </table:table-cell>
          <table:table-cell office:value-type="string">
            <text:p>a door in a wall or fence</text:p>
          </table:table-cell>
          <table:table-cell table:style-name="ce1" office:value-type="string">
            <text:p>Please don't close the front gate!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 table:style-name="ce1" office:value-type="string">
            <text:p>Put some tape on it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 table:style-name="ce1" office:value-type="string">
            <text:p>Hit the nail with the hammer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jay</text:p>
          </table:table-cell>
          <table:table-cell office:value-type="string">
            <text:p>a type of bird</text:p>
          </table:table-cell>
          <table:table-cell table:style-name="ce1" office:value-type="string">
            <text:p>There is a blue jay in that tree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pay</text:p>
          </table:table-cell>
          <table:table-cell office:value-type="string">
            <text:p>to give someone money</text:p>
          </table:table-cell>
          <table:table-cell table:style-name="ce1" office:value-type="string">
            <text:p>You have to pay for cand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lake</text:p>
          </table:table-cell>
          <table:table-cell office:value-type="string">
            <text:p>a big place with water that is not flowing</text:p>
          </table:table-cell>
          <table:table-cell table:style-name="ce1" office:value-type="string">
            <text:p>Let's go swim in the lake!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snail</text:p>
          </table:table-cell>
          <table:table-cell office:value-type="string">
            <text:p>an animal with a curly shell</text:p>
          </table:table-cell>
          <table:table-cell table:style-name="ce1" office:value-type="string">
            <text:p>Snails move very slowl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cage</text:p>
          </table:table-cell>
          <table:table-cell office:value-type="string">
            <text:p>a box made of metal that you can see in</text:p>
          </table:table-cell>
          <table:table-cell table:style-name="ce1" office:value-type="string">
            <text:p>Don't let the bird out of the cage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ail</text:p>
          </table:table-cell>
          <table:table-cell office:value-type="string">
            <text:p>to use a boat to move</text:p>
          </table:table-cell>
          <table:table-cell table:style-name="ce1" office:value-type="string">
            <text:p>The boat sails from Taiwan to Japan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table:style-name="ce1" office:value-type="string">
            <text:p>Is it always dark in caves?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tage</text:p>
          </table:table-cell>
          <table:table-cell office:value-type="string">
            <text:p>a big flat place where a singer can sing</text:p>
          </table:table-cell>
          <table:table-cell table:style-name="ce1" office:value-type="string">
            <text:p>There are only two dancers on stage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mail</text:p>
          </table:table-cell>
          <table:table-cell office:value-type="string">
            <text:p>letters to send to someone</text:p>
          </table:table-cell>
          <table:table-cell table:style-name="ce1" office:value-type="string">
            <text:p>Now I can receive mail!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 table:style-name="ce1" office:value-type="string">
            <text:p>He is eating lunch off a tra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rhyme</text:p>
          </table:table-cell>
          <table:table-cell office:value-type="string">
            <text:p>when two words have the same ending sound</text:p>
          </table:table-cell>
          <table:table-cell table:style-name="ce1" office:value-type="string">
            <text:p>I write sentences in rhy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frame</text:p>
          </table:table-cell>
          <table:table-cell office:value-type="string">
            <text:p>the outside of a picture or window</text:p>
          </table:table-cell>
          <table:table-cell table:style-name="ce1" office:value-type="string">
            <text:p>She placed photo in a fra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safe</text:p>
          </table:table-cell>
          <table:table-cell office:value-type="string">
            <text:p>not dangerous</text:p>
          </table:table-cell>
          <table:table-cell table:style-name="ce1" office:value-type="string">
            <text:p>It is safe for us to cross the road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whale</text:p>
          </table:table-cell>
          <table:table-cell office:value-type="string">
            <text:p>a big mammal that lives in the ocean</text:p>
          </table:table-cell>
          <table:table-cell table:style-name="ce1" office:value-type="string">
            <text:p>Giant blue whales feed on plankton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wave</text:p>
          </table:table-cell>
          <table:table-cell office:value-type="string">
            <text:p>a big piece of moving water</text:p>
          </table:table-cell>
          <table:table-cell table:style-name="ce1" office:value-type="string">
            <text:p>Surfers look for the best wave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vase</text:p>
          </table:table-cell>
          <table:table-cell office:value-type="string">
            <text:p>a cup for holding flowers</text:p>
          </table:table-cell>
          <table:table-cell table:style-name="ce1" office:value-type="string">
            <text:p>I put the flowers in a vas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n</text:p>
          </table:table-cell>
          <table:table-cell office:value-type="string">
            <text:p>a flat place used for cooking</text:p>
          </table:table-cell>
          <table:table-cell table:style-name="ce1" office:value-type="string">
            <text:p>Do we need a pan to make pancakes?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jacks</text:p>
          </table:table-cell>
          <table:table-cell office:value-type="string">
            <text:p>a game with a ball and spiky pieces</text:p>
          </table:table-cell>
          <table:table-cell table:style-name="ce1" office:value-type="string">
            <text:p>How do you play the game Jacks?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 table:style-name="ce1" office:value-type="string">
            <text:p>Don't waste your opportunity!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 table:style-name="ce1" office:value-type="string">
            <text:p>She turned her face away from 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re-cy-cle</text:p>
          </table:table-cell>
          <table:table-cell office:value-type="string">
            <text:p>to use something again</text:p>
          </table:table-cell>
          <table:table-cell table:style-name="ce1" office:value-type="string">
            <text:p>Please recycle your paper to save trees!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toss</text:p>
          </table:table-cell>
          <table:table-cell office:value-type="string">
            <text:p>small throw</text:p>
          </table:table-cell>
          <table:table-cell table:style-name="ce1" office:value-type="string">
            <text:p>Max tosses his bag on to the couch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pe</text:p>
          </table:table-cell>
          <table:table-cell office:value-type="string">
            <text:p>a cloth that Superman wears on his back</text:p>
          </table:table-cell>
          <table:table-cell table:style-name="ce1" office:value-type="string">
            <text:p>Is he wearing a cape?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fan</text:p>
          </table:table-cell>
          <table:table-cell office:value-type="string">
            <text:p>a machine that blows air</text:p>
          </table:table-cell>
          <table:table-cell table:style-name="ce1" office:value-type="string">
            <text:p>The fan is over my head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n</text:p>
          </table:table-cell>
          <table:table-cell office:value-type="string">
            <text:p>a metal container</text:p>
          </table:table-cell>
          <table:table-cell table:style-name="ce1" office:value-type="string">
            <text:p>She is holding a can of Coke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hive</text:p>
          </table:table-cell>
          <table:table-cell office:value-type="string">
            <text:p>a bee home</text:p>
          </table:table-cell>
          <table:table-cell table:style-name="ce1" office:value-type="string">
            <text:p>Bees live in hiv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vine</text:p>
          </table:table-cell>
          <table:table-cell office:value-type="string">
            <text:p>a long plant that can grow up walls</text:p>
          </table:table-cell>
          <table:table-cell table:style-name="ce1" office:value-type="string">
            <text:p>How do you get a vine to climb a wall?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ive</text:p>
          </table:table-cell>
          <table:table-cell office:value-type="string">
            <text:p>to jump in water, to go down quickly</text:p>
          </table:table-cell>
          <table:table-cell table:style-name="ce1" office:value-type="string">
            <text:p>Can you dive in water?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tie</text:p>
          </table:table-cell>
          <table:table-cell office:value-type="string">
            <text:p>to make a knot, to put to strings together</text:p>
          </table:table-cell>
          <table:table-cell table:style-name="ce1" office:value-type="string">
            <text:p>There are many ways to tie your shoe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bride</text:p>
          </table:table-cell>
          <table:table-cell office:value-type="string">
            <text:p>a woman who is getting married</text:p>
          </table:table-cell>
          <table:table-cell table:style-name="ce1" office:value-type="string">
            <text:p>The bride is the one in the white dres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can win</text:p>
          </table:table-cell>
          <table:table-cell table:style-name="ce1" office:value-type="string">
            <text:p>Our team won the first prize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lime</text:p>
          </table:table-cell>
          <table:table-cell office:value-type="string">
            <text:p>a green lemon, a sour fruit</text:p>
          </table:table-cell>
          <table:table-cell table:style-name="ce1" office:value-type="string">
            <text:p>People often use lime in drink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table:style-name="ce1" office:value-type="string">
            <text:p>Does your dog bite?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hide</text:p>
          </table:table-cell>
          <table:table-cell office:value-type="string">
            <text:p>to go somewhere so someone can't see you</text:p>
          </table:table-cell>
          <table:table-cell table:style-name="ce1" office:value-type="string">
            <text:p>Where is he hiding?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high</text:p>
          </table:table-cell>
          <table:table-cell office:value-type="string">
            <text:p>in the sky, very tall</text:p>
          </table:table-cell>
          <table:table-cell table:style-name="ce1" office:value-type="string">
            <text:p>Cats can climb high place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 table:style-name="ce1" office:value-type="string">
            <text:p>I can't untie the knot - it's too tight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 table:style-name="ce1" office:value-type="string">
            <text:p>Most people write with their right hand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night</text:p>
          </table:table-cell>
          <table:table-cell office:value-type="string">
            <text:p>when it's dark, not day</text:p>
          </table:table-cell>
          <table:table-cell table:style-name="ce1" office:value-type="string">
            <text:p>It is a dark moonless night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fine</text:p>
          </table:table-cell>
          <table:table-cell office:value-type="string">
            <text:p>okay, nice</text:p>
          </table:table-cell>
          <table:table-cell table:style-name="ce1" office:value-type="string">
            <text:p>We are staying in a fine room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 table:style-name="ce1" office:value-type="string">
            <text:p>Which side do you sleep on?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wide</text:p>
          </table:table-cell>
          <table:table-cell office:value-type="string">
            <text:p>fat, not thin</text:p>
          </table:table-cell>
          <table:table-cell table:style-name="ce1" office:value-type="string">
            <text:p>We drove on the wide road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pin</text:p>
          </table:table-cell>
          <table:table-cell office:value-type="string">
            <text:p>a needle that can hold things</text:p>
          </table:table-cell>
          <table:table-cell table:style-name="ce1" office:value-type="string">
            <text:p>She used a pin to hold two pieces together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rip</text:p>
          </table:table-cell>
          <table:table-cell office:value-type="string">
            <text:p>to pull into two pieces</text:p>
          </table:table-cell>
          <table:table-cell table:style-name="ce1" office:value-type="string">
            <text:p>Careful! Don't rip my jacket!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tip</text:p>
          </table:table-cell>
          <table:table-cell office:value-type="string">
            <text:p>the top, the end, the pointy part</text:p>
          </table:table-cell>
          <table:table-cell table:style-name="ce1" office:value-type="string">
            <text:p>George pressed the tips of his fingers together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puz-zle</text:p>
          </table:table-cell>
          <table:table-cell office:value-type="string">
            <text:p>a game that is hard to think about</text:p>
          </table:table-cell>
          <table:table-cell table:style-name="ce1" office:value-type="string">
            <text:p>Those who solve this puzzle in the shortest time win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dime</text:p>
          </table:table-cell>
          <table:table-cell office:value-type="string">
            <text:p>a kind of money in America</text:p>
          </table:table-cell>
          <table:table-cell table:style-name="ce1" office:value-type="string">
            <text:p>She doesn't have a dim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line</text:p>
          </table:table-cell>
          <table:table-cell office:value-type="string">
            <text:p>a long drawing that is straight</text:p>
          </table:table-cell>
          <table:table-cell table:style-name="ce1" office:value-type="string">
            <text:p>I need a ruler to draw a straight lin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kite</text:p>
          </table:table-cell>
          <table:table-cell office:value-type="string">
            <text:p>a toy that can fly with a wing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kit</text:p>
          </table:table-cell>
          <table:table-cell office:value-type="string">
            <text:p>a box with many useful things inside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sale</text:p>
          </table:table-cell>
          <table:table-cell office:value-type="string">
            <text:p>when the price is lower than normal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ire</text:p>
          </table:table-cell>
          <table:table-cell office:value-type="string">
            <text:p>a wheel under a car or bike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pile</text:p>
          </table:table-cell>
          <table:table-cell office:value-type="string">
            <text:p>when many pieces make a small mountain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ride</text:p>
          </table:table-cell>
          <table:table-cell office:value-type="string">
            <text:p>to sit on a moving vehicle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hike</text:p>
          </table:table-cell>
          <table:table-cell office:value-type="string">
            <text:p>to go walking in the forest or mountain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Earth</text:p>
          </table:table-cell>
          <table:table-cell office:value-type="string">
            <text:p>the planet that we all live on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smile</text:p>
          </table:table-cell>
          <table:table-cell office:value-type="string">
            <text:p>happy face, :)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fin</text:p>
          </table:table-cell>
          <table:table-cell office:value-type="string">
            <text:p>a fish's hand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wig</text:p>
          </table:table-cell>
          <table:table-cell office:value-type="string">
            <text:p>fake hair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ide</text:p>
          </table:table-cell>
          <table:table-cell office:value-type="string">
            <text:p>when the water comes up twice each day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ame</text:p>
          </table:table-cell>
          <table:table-cell office:value-type="string">
            <text:p>to make an animal follow the rules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pail</text:p>
          </table:table-cell>
          <table:table-cell office:value-type="string">
            <text:p>a bucket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t</text:p>
          </table:table-cell>
          <table:table-cell office:value-type="string">
            <text:p>a big jacket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st</text:p>
          </table:table-cell>
          <table:table-cell office:value-type="string">
            <text:p>where the water meets the land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goat</text:p>
          </table:table-cell>
          <table:table-cell office:value-type="string">
            <text:p>a small farm animal with horns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rose</text:p>
          </table:table-cell>
          <table:table-cell office:value-type="string">
            <text:p>a red flower with sharp thorns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oe</text:p>
          </table:table-cell>
          <table:table-cell office:value-type="string">
            <text:p>a finger on your foot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note</text:p>
          </table:table-cell>
          <table:table-cell office:value-type="string">
            <text:p>a short message you can write to someone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bone</text:p>
          </table:table-cell>
          <table:table-cell office:value-type="string">
            <text:p>the hard white part inside your body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stove</text:p>
          </table:table-cell>
          <table:table-cell office:value-type="string">
            <text:p>a machine that cooks with fire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toad</text:p>
          </table:table-cell>
          <table:table-cell office:value-type="string">
            <text:p>an ugly frog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bow</text:p>
          </table:table-cell>
          <table:table-cell office:value-type="string">
            <text:p>a pretty knot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row</text:p>
          </table:table-cell>
          <table:table-cell office:value-type="string">
            <text:p>a line that goes side to side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mow</text:p>
          </table:table-cell>
          <table:table-cell office:value-type="string">
            <text:p>to cut grass with a machine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road</text:p>
          </table:table-cell>
          <table:table-cell office:value-type="string">
            <text:p>where cars can drive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hose</text:p>
          </table:table-cell>
          <table:table-cell office:value-type="string">
            <text:p>a long tube or rope with water inside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e</text:p>
          </table:table-cell>
          <table:table-cell office:value-type="string">
            <text:p>a triangle with a circle bottom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smoke</text:p>
          </table:table-cell>
          <table:table-cell office:value-type="string">
            <text:p>black air that comes off of fire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bowl</text:p>
          </table:table-cell>
          <table:table-cell office:value-type="string">
            <text:p>something you can eat or drink soup from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rope</text:p>
          </table:table-cell>
          <table:table-cell office:value-type="string">
            <text:p>a big string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box</text:p>
          </table:table-cell>
          <table:table-cell office:value-type="string">
            <text:p>a square that you can put things inside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mess</text:p>
          </table:table-cell>
          <table:table-cell office:value-type="string">
            <text:p>something that needs to be cleaned up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pole</text:p>
          </table:table-cell>
          <table:table-cell office:value-type="string">
            <text:p>a long circle that sits in the ground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nip</text:p>
          </table:table-cell>
          <table:table-cell office:value-type="string">
            <text:p>to cut a little bit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mell</text:p>
          </table:table-cell>
          <table:table-cell office:value-type="string">
            <text:p>what your nose can do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tad-pole</text:p>
          </table:table-cell>
          <table:table-cell office:value-type="string">
            <text:p>a baby frog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float</text:p>
          </table:table-cell>
          <table:table-cell office:value-type="string">
            <text:p>to stay on top of the water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stone</text:p>
          </table:table-cell>
          <table:table-cell office:value-type="string">
            <text:p>rocks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pop</text:p>
          </table:table-cell>
          <table:table-cell office:value-type="string">
            <text:p>a small boom, when a balloon blows up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race</text:p>
          </table:table-cell>
          <table:table-cell office:value-type="string">
            <text:p>when people run to see who is the fastest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hay</text:p>
          </table:table-cell>
          <table:table-cell office:value-type="string">
            <text:p>yellow grass that horses eat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suit</text:p>
          </table:table-cell>
          <table:table-cell office:value-type="string">
            <text:p>clothes for the whole body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circle hole inside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dune</text:p>
          </table:table-cell>
          <table:table-cell office:value-type="string">
            <text:p>a mountain made of sand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tune</text:p>
          </table:table-cell>
          <table:table-cell office:value-type="string">
            <text:p>a song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flute</text:p>
          </table:table-cell>
          <table:table-cell office:value-type="string">
            <text:p>a long tube with holes for playing music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mule</text:p>
          </table:table-cell>
          <table:table-cell office:value-type="string">
            <text:p>an animal like a small hors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glue</text:p>
          </table:table-cell>
          <table:table-cell office:value-type="string">
            <text:p>sticky stuff that can hold things together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ball-oon</text:p>
          </table:table-cell>
          <table:table-cell office:value-type="string">
            <text:p>a colorful plastic bubble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cute</text:p>
          </table:table-cell>
          <table:table-cell office:value-type="string">
            <text:p>pretty and small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mile</text:p>
          </table:table-cell>
          <table:table-cell office:value-type="string">
            <text:p>like a kilometer but longer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date</text:p>
          </table:table-cell>
          <table:table-cell office:value-type="string">
            <text:p>the number of the day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carry many people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rude</text:p>
          </table:table-cell>
          <table:table-cell office:value-type="string">
            <text:p>not polit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flat</text:p>
          </table:table-cell>
          <table:table-cell office:value-type="string">
            <text:p>not tall, with no bumps or hills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blow</text:p>
          </table:table-cell>
          <table:table-cell office:value-type="string">
            <text:p>to use air to move something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tan</text:p>
          </table:table-cell>
          <table:table-cell office:value-type="string">
            <text:p>yellow brown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huge</text:p>
          </table:table-cell>
          <table:table-cell office:value-type="string">
            <text:p>very big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ripe</text:p>
          </table:table-cell>
          <table:table-cell office:value-type="string">
            <text:p>when fruit is ready to eat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beast</text:p>
          </table:table-cell>
          <table:table-cell office:value-type="string">
            <text:p>a monser, and animal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log</text:p>
          </table:table-cell>
          <table:table-cell office:value-type="string">
            <text:p>a part of a tree that fell down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neat</text:p>
          </table:table-cell>
          <table:table-cell office:value-type="string">
            <text:p>nice, clean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seal</text:p>
          </table:table-cell>
          <table:table-cell office:value-type="string">
            <text:p>to take without asking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leaf</text:p>
          </table:table-cell>
          <table:table-cell office:value-type="string">
            <text:p>the green part of a tree or plant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wheat</text:p>
          </table:table-cell>
          <table:table-cell office:value-type="string">
            <text:p>a yellow grass that you use to make bread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bean</text:p>
          </table:table-cell>
          <table:table-cell office:value-type="string">
            <text:p>a small round plant that you can eat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am</text:p>
          </table:table-cell>
          <table:table-cell office:value-type="string">
            <text:p>people working together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meat</text:p>
          </table:table-cell>
          <table:table-cell office:value-type="string">
            <text:p>a part of an animal that you can eat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heel</text:p>
          </table:table-cell>
          <table:table-cell office:value-type="string">
            <text:p>the back of your foot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seed</text:p>
          </table:table-cell>
          <table:table-cell office:value-type="string">
            <text:p>a plant baby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that can turn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sheep</text:p>
          </table:table-cell>
          <table:table-cell office:value-type="string">
            <text:p>farm animals that have a lot of white hair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bee</text:p>
          </table:table-cell>
          <table:table-cell office:value-type="string">
            <text:p>a bug that makes honey and lives in a nest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weed</text:p>
          </table:table-cell>
          <table:table-cell office:value-type="string">
            <text:p>a plant that you don't want to grow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deal</text:p>
          </table:table-cell>
          <table:table-cell office:value-type="string">
            <text:p>when you buy something for a good price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 or nose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hole</text:p>
          </table:table-cell>
          <table:table-cell office:value-type="string">
            <text:p>a circle that is cut out of something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ell</text:p>
          </table:table-cell>
          <table:table-cell office:value-type="string">
            <text:p>to give to other people for money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jeep</text:p>
          </table:table-cell>
          <table:table-cell office:value-type="string">
            <text:p>a car that can drive off the road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pal</text:p>
          </table:table-cell>
          <table:table-cell office:value-type="string">
            <text:p>a friend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pea</text:p>
          </table:table-cell>
          <table:table-cell office:value-type="string">
            <text:p>a small bean that grows in a pod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sled</text:p>
          </table:table-cell>
          <table:table-cell office:value-type="string">
            <text:p>a car that moves on snow with no wheels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deep</text:p>
          </table:table-cell>
          <table:table-cell office:value-type="string">
            <text:p>very far down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wet</text:p>
          </table:table-cell>
          <table:table-cell office:value-type="string">
            <text:p>to be covered in water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mud</text:p>
          </table:table-cell>
          <table:table-cell office:value-type="string">
            <text:p>wet dirt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jeans</text:p>
          </table:table-cell>
          <table:table-cell office:value-type="string">
            <text:p>blue pants with many lines in them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nod</text:p>
          </table:table-cell>
          <table:table-cell office:value-type="string">
            <text:p>to move your head up and down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stay</text:p>
          </table:table-cell>
          <table:table-cell office:value-type="string">
            <text:p>to not move to another place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meal</text:p>
          </table:table-cell>
          <table:table-cell office:value-type="string">
            <text:p>breakfast, lunch, or dinner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water inside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pine</text:p>
          </table:table-cell>
          <table:table-cell office:value-type="string">
            <text:p>a kind of tree with spiky leaves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grow</text:p>
          </table:table-cell>
          <table:table-cell office:value-type="string">
            <text:p>to get bigger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small black bug with wings and many eyes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ry</text:p>
          </table:table-cell>
          <table:table-cell office:value-type="string">
            <text:p>not wet, with no water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rry</text:p>
          </table:table-cell>
          <table:table-cell office:value-type="string">
            <text:p>cher-ry</text:p>
          </table:table-cell>
          <table:table-cell office:value-type="string">
            <text:p>a small red fruit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po-ny</text:p>
          </table:table-cell>
          <table:table-cell office:value-type="string">
            <text:p>a small hors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fry</text:p>
          </table:table-cell>
          <table:table-cell office:value-type="string">
            <text:p>to cook food in oil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nny</text:p>
          </table:table-cell>
          <table:table-cell office:value-type="string">
            <text:p>bunn-y</text:p>
          </table:table-cell>
          <table:table-cell office:value-type="string">
            <text:p>a rabbit, a small furry animal with long ears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fuzz-y</text:p>
          </table:table-cell>
          <table:table-cell office:value-type="string">
            <text:p>to have lots of fur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indy</text:p>
          </table:table-cell>
          <table:table-cell office:value-type="string">
            <text:p>wind-y</text:p>
          </table:table-cell>
          <table:table-cell office:value-type="string">
            <text:p>to have lots of wind, lots of moving air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keep</text:p>
          </table:table-cell>
          <table:table-cell office:value-type="string">
            <text:p>to have, to own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own</text:p>
          </table:table-cell>
          <table:table-cell office:value-type="string">
            <text:p>to keep, to hav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juice</text:p>
          </table:table-cell>
          <table:table-cell office:value-type="string">
            <text:p>water from a fruit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glow</text:p>
          </table:table-cell>
          <table:table-cell office:value-type="string">
            <text:p>to make light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bin</text:p>
          </table:table-cell>
          <table:table-cell office:value-type="string">
            <text:p>a bucket, a ca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free</text:p>
          </table:table-cell>
          <table:table-cell office:value-type="string">
            <text:p>not costing any money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thing</text:p>
          </table:table-cell>
          <table:table-cell office:value-type="string">
            <text:p>an object, any noun without a nam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something you can look at that is on paper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grass</text:p>
          </table:table-cell>
          <table:table-cell office:value-type="string">
            <text:p>short green leaves on the ground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please</text:p>
          </table:table-cell>
          <table:table-cell office:value-type="string">
            <text:p>a nice way to ask a question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urtle</text:p>
          </table:table-cell>
          <table:table-cell office:value-type="string">
            <text:p>turt-le</text:p>
          </table:table-cell>
          <table:table-cell office:value-type="string">
            <text:p>an animal with a hard shell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agle</text:p>
          </table:table-cell>
          <table:table-cell office:value-type="string">
            <text:p>eag-le</text:p>
          </table:table-cell>
          <table:table-cell office:value-type="string">
            <text:p>a big bird with a white head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tap</text:p>
          </table:table-cell>
          <table:table-cell office:value-type="string">
            <text:p>to hit a little bit, small hit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roar</text:p>
          </table:table-cell>
          <table:table-cell office:value-type="string">
            <text:p>a loud sound made by a lion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snore</text:p>
          </table:table-cell>
          <table:table-cell office:value-type="string">
            <text:p>a sound you make while sleeping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ng (v)</text:p>
          </table:table-cell>
          <table:table-cell office:value-type="string">
            <text:p>ring</text:p>
          </table:table-cell>
          <table:table-cell office:value-type="string">
            <text:p>the sound a bell or phone mak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i-sy</text:p>
          </table:table-cell>
          <table:table-cell office:value-type="string">
            <text:p>not quiet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lap</text:p>
          </table:table-cell>
          <table:table-cell office:value-type="string">
            <text:p>to make a sound with your hands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flag</text:p>
          </table:table-cell>
          <table:table-cell office:value-type="string">
            <text:p>a piece of cloth that can hang on a stick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piece of cloth that you use to stay warm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that you eat off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ock (n)</text:p>
          </table:table-cell>
          <table:table-cell office:value-type="string">
            <text:p>block</text:p>
          </table:table-cell>
          <table:table-cell office:value-type="string">
            <text:p>a square that you can use to build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flat</text:p>
          </table:table-cell>
          <table:table-cell office:value-type="string">
            <text:p>no bumps or hills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lub</text:p>
          </table:table-cell>
          <table:table-cell office:value-type="string">
            <text:p>a big stick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little black bug with wings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smooth</text:p>
          </table:table-cell>
          <table:table-cell office:value-type="string">
            <text:p>no bumps, nice to touch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wer</text:p>
          </table:table-cell>
          <table:table-cell office:value-type="string">
            <text:p>tow-er</text:p>
          </table:table-cell>
          <table:table-cell office:value-type="string">
            <text:p>a tall building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drum</text:p>
          </table:table-cell>
          <table:table-cell office:value-type="string">
            <text:p>a circle that you can hit to make music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bridge</text:p>
          </table:table-cell>
          <table:table-cell office:value-type="string">
            <text:p>a road that goes over water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grill</text:p>
          </table:table-cell>
          <table:table-cell office:value-type="string">
            <text:p>a box that cooks food using fir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trap</text:p>
          </table:table-cell>
          <table:table-cell office:value-type="string">
            <text:p>a way to catch something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win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drop</text:p>
          </table:table-cell>
          <table:table-cell office:value-type="string">
            <text:p>to let fall to the ground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yogurt</text:p>
          </table:table-cell>
          <table:table-cell office:value-type="string">
            <text:p>yo-gurt</text:p>
          </table:table-cell>
          <table:table-cell office:value-type="string">
            <text:p>a kind of gooey food made from milk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cracking noise when pushed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hard to find, only on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loppy</text:p>
          </table:table-cell>
          <table:table-cell office:value-type="string">
            <text:p>slop-py</text:p>
          </table:table-cell>
          <table:table-cell office:value-type="string">
            <text:p>not clean, messy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cale</text:p>
          </table:table-cell>
          <table:table-cell office:value-type="string">
            <text:p>a machine that says how heavy you ar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pray</text:p>
          </table:table-cell>
          <table:table-cell office:value-type="string">
            <text:p>to make water fly out of a small hol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equal sides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ill</text:p>
          </table:table-cell>
          <table:table-cell office:value-type="string">
            <text:p>to drop water on the ground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are</text:p>
          </table:table-cell>
          <table:table-cell office:value-type="string">
            <text:p>extra, to have another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tand</text:p>
          </table:table-cell>
          <table:table-cell office:value-type="string">
            <text:p>to use your legs to stay in one plac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neak</text:p>
          </table:table-cell>
          <table:table-cell office:value-type="string">
            <text:p>to walk quietly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office:value-type="string">
            <text:p>to drop many small things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wink</text:p>
          </table:table-cell>
          <table:table-cell office:value-type="string">
            <text:p>to close one eye at someon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a floor or tabl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ing (n)</text:p>
          </table:table-cell>
          <table:table-cell office:value-type="string">
            <text:p>ring</text:p>
          </table:table-cell>
          <table:table-cell office:value-type="string">
            <text:p>a pretty circle that you wear on your finger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list</text:p>
          </table:table-cell>
          <table:table-cell office:value-type="string">
            <text:p>a way to organize things with 1, 2, 3...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glad</text:p>
          </table:table-cell>
          <table:table-cell office:value-type="string">
            <text:p>happy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spin</text:p>
          </table:table-cell>
          <table:table-cell office:value-type="string">
            <text:p>to go in circles quickly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weet</text:p>
          </table:table-cell>
          <table:table-cell office:value-type="string">
            <text:p>tasty like sugar or cak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sense</text:p>
          </table:table-cell>
          <table:table-cell office:value-type="string">
            <text:p>feeling, smelling, tasting, hearing, or seeing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etend</text:p>
          </table:table-cell>
          <table:table-cell office:value-type="string">
            <text:p>pre-tend</text:p>
          </table:table-cell>
          <table:table-cell office:value-type="string">
            <text:p>to act like something is real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opcorn</text:p>
          </table:table-cell>
          <table:table-cell office:value-type="string">
            <text:p>pop-corn</text:p>
          </table:table-cell>
          <table:table-cell office:value-type="string">
            <text:p>a snack you make by heating up corn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etzel</text:p>
          </table:table-cell>
          <table:table-cell office:value-type="string">
            <text:p>pret-zel</text:p>
          </table:table-cell>
          <table:table-cell office:value-type="string">
            <text:p>a snack made out of a twisted line of bread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brick</text:p>
          </table:table-cell>
          <table:table-cell office:value-type="string">
            <text:p>a block of rock that you can use to build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till (adj)</text:p>
          </table:table-cell>
          <table:table-cell office:value-type="string">
            <text:p>still</text:p>
          </table:table-cell>
          <table:table-cell office:value-type="string">
            <text:p>not moving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ck</text:p>
          </table:table-cell>
          <table:table-cell office:value-type="string">
            <text:p>fat, not thin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hunder</text:p>
          </table:table-cell>
          <table:table-cell office:value-type="string">
            <text:p>thund-er</text:p>
          </table:table-cell>
          <table:table-cell office:value-type="string">
            <text:p>a loud sound from a storm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thick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umb</text:p>
          </table:table-cell>
          <table:table-cell office:value-type="string">
            <text:p>the big finger on your hand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orn</text:p>
          </table:table-cell>
          <table:table-cell office:value-type="string">
            <text:p>a sharp part of a plant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ine</text:p>
          </table:table-cell>
          <table:table-cell office:value-type="string">
            <text:p>to make light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hovel</text:p>
          </table:table-cell>
          <table:table-cell office:value-type="string">
            <text:p>shov-el</text:p>
          </table:table-cell>
          <table:table-cell office:value-type="string">
            <text:p>a tool used for digging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ape</text:p>
          </table:table-cell>
          <table:table-cell office:value-type="string">
            <text:p>circle, square, triangle...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elf</text:p>
          </table:table-cell>
          <table:table-cell office:value-type="string">
            <text:p>a small table where you can keep things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ip</text:p>
          </table:table-cell>
          <table:table-cell office:value-type="string">
            <text:p>a big boat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used for moving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per</text:p>
          </table:table-cell>
          <table:table-cell office:value-type="string">
            <text:p>whisp-er</text:p>
          </table:table-cell>
          <table:table-cell office:value-type="string">
            <text:p>to speak very quietly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ker</text:p>
          </table:table-cell>
          <table:table-cell office:value-type="string">
            <text:p>whisk-er</text:p>
          </table:table-cell>
          <table:table-cell office:value-type="string">
            <text:p>hairs near an animal's mouth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torm</text:p>
          </table:table-cell>
          <table:table-cell office:value-type="string">
            <text:p>a very scary cloud that makes rain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whine</text:p>
          </table:table-cell>
          <table:table-cell office:value-type="string">
            <text:p>to complain, to talk about why you are mad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ange</text:p>
          </table:table-cell>
          <table:table-cell office:value-type="string">
            <text:p>to do something differently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urch</text:p>
          </table:table-cell>
          <table:table-cell office:value-type="string">
            <text:p>a building where you can pray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hopsticks</text:p>
          </table:table-cell>
          <table:table-cell office:value-type="string">
            <text:p>chop-sticks</text:p>
          </table:table-cell>
          <table:table-cell office:value-type="string">
            <text:p>to sticks used for eating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in</text:p>
          </table:table-cell>
          <table:table-cell office:value-type="string">
            <text:p>the bottom of your face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eek</text:p>
          </table:table-cell>
          <table:table-cell office:value-type="string">
            <text:p>the sides of your face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op</text:p>
          </table:table-cell>
          <table:table-cell office:value-type="string">
            <text:p>to use an axe to cut a tree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ife</text:p>
          </table:table-cell>
          <table:table-cell office:value-type="string">
            <text:p>a tool used for cutting or stabbing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ot</text:p>
          </table:table-cell>
          <table:table-cell office:value-type="string">
            <text:p>when you tie two strings or ropes together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angaroo</text:p>
          </table:table-cell>
          <table:table-cell office:value-type="string">
            <text:p>kang-a-roo</text:p>
          </table:table-cell>
          <table:table-cell office:value-type="string">
            <text:p>an animal that jumps and keeps its babies in a pouch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ck</text:p>
          </table:table-cell>
          <table:table-cell office:value-type="string">
            <text:p>to hit to make a sound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chain</text:p>
          </table:table-cell>
          <table:table-cell office:value-type="string">
            <text:p>a rope made out of metal circles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think</text:p>
          </table:table-cell>
          <table:table-cell office:value-type="string">
            <text:p>to use your brain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ark</text:p>
          </table:table-cell>
          <table:table-cell office:value-type="string">
            <text:p>a big scary fish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ut</text:p>
          </table:table-cell>
          <table:table-cell office:value-type="string">
            <text:p>to close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fluff-y</text:p>
          </table:table-cell>
          <table:table-cell office:value-type="string">
            <text:p>to have a lot of hair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part of a bird that looks like hair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ver (v)</text:p>
          </table:table-cell>
          <table:table-cell office:value-type="string">
            <text:p>cov-er</text:p>
          </table:table-cell>
          <table:table-cell office:value-type="string">
            <text:p>to make it so others can't see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check-ers</text:p>
          </table:table-cell>
          <table:table-cell office:value-type="string">
            <text:p>a game with red and black squares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histle</text:p>
          </table:table-cell>
          <table:table-cell office:value-type="string">
            <text:p>whist-le</text:p>
          </table:table-cell>
          <table:table-cell office:value-type="string">
            <text:p>to make a high sound using air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 (n)</text:p>
          </table:table-cell>
          <table:table-cell office:value-type="string">
            <text:p>check</text:p>
          </table:table-cell>
          <table:table-cell office:value-type="string">
            <text:p>a mark on a paper that means "good"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whip</text:p>
          </table:table-cell>
          <table:table-cell office:value-type="string">
            <text:p>to use a rope to hit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shave</text:p>
          </table:table-cell>
          <table:table-cell office:value-type="string">
            <text:p>to cut hair with a knife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ground</text:p>
          </table:table-cell>
          <table:table-cell office:value-type="string">
            <text:p>the floor outside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wheel-chair</text:p>
          </table:table-cell>
          <table:table-cell office:value-type="string">
            <text:p>a chair that you can use to move if you can't walk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aincoat</text:p>
          </table:table-cell>
          <table:table-cell office:value-type="string">
            <text:p>rain-coat</text:p>
          </table:table-cell>
          <table:table-cell office:value-type="string">
            <text:p>a coat you can use to stay dry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mail-box</text:p>
          </table:table-cell>
          <table:table-cell office:value-type="string">
            <text:p>a box that you can put mail inside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hoelace</text:p>
          </table:table-cell>
          <table:table-cell office:value-type="string">
            <text:p>shoe-lace</text:p>
          </table:table-cell>
          <table:table-cell office:value-type="string">
            <text:p>a string that you use to tie your shoes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string">
            <text:p>bud</text:p>
          </table:table-cell>
          <table:table-cell office:value-type="string">
            <text:p>a baby flower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con-trac-tion</text:p>
          </table:table-cell>
          <table:table-cell office:value-type="string">
            <text:p>two words combined and missing a letter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plan</text:p>
          </table:table-cell>
          <table:table-cell office:value-type="string">
            <text:p>something you will try to do later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pick</text:p>
          </table:table-cell>
          <table:table-cell office:value-type="string">
            <text:p>to choose one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quack</text:p>
          </table:table-cell>
          <table:table-cell office:value-type="string">
            <text:p>a duck sound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ti-ger</text:p>
          </table:table-cell>
          <table:table-cell office:value-type="string">
            <text:p>a big cat-like animal with stripes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match</text:p>
          </table:table-cell>
          <table:table-cell office:value-type="string">
            <text:p>to look the same, to choose two that look the same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wish</text:p>
          </table:table-cell>
          <table:table-cell office:value-type="string">
            <text:p>to hope for something crazy to happen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stick</text:p>
          </table:table-cell>
          <table:table-cell office:value-type="string">
            <text:p>a long small piece of a tree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pack</text:p>
          </table:table-cell>
          <table:table-cell office:value-type="string">
            <text:p>to put things in a bag for traveling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yell</text:p>
          </table:table-cell>
          <table:table-cell office:value-type="string">
            <text:p>to shout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9/06/2020</text:date>, <text:time>23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5S</meta:editing-duration>
    <meta:editing-cycles>10</meta:editing-cycles>
    <meta:generator>OpenOffice/4.1.6$Win32 OpenOffice.org_project/416m1$Build-9790</meta:generator>
    <dc:date>2020-09-06T23:14:42.25</dc:date>
    <meta:document-statistic meta:table-count="3" meta:cell-count="1309" meta:object-count="0"/>
    <meta:user-defined meta:name="Info 1"/>
    <meta:user-defined meta:name="Info 2"/>
    <meta:user-defined meta:name="Info 3"/>
    <meta:user-defined meta:name="Info 4"/>
  </office:meta>
</office:document-meta>
</file>